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1bf" officeooo:paragraph-rsid="000241b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gr1" style:family="graphic">
      <style:graphic-properties draw:fill-color="#ffffff" draw:textarea-horizontal-align="justify" draw:textarea-vertical-align="middle" draw:auto-grow-height="false" fo:min-height="1.9583in" fo:min-width="3.2602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4.4689in" fo:min-width="3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5827in" fo:min-width="1.4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28in" fo:min-width="0.5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Shape1" draw:style-name="gr2" draw:text-style-name="P2" svg:width="3.2606in" svg:height="4.4689in" svg:x="1.811in" svg:y="2.1717in"><text:p/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3" svg:width="2.0524in" svg:height="0.8232in" svg:x="2.4154in" svg:y="4.9528in"><text:p text:style-name="P3">Insert Gue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3" draw:text-style-name="P3" svg:width="2.0524in" svg:height="0.8232in" svg:x="2.3319in" svg:y="3.328in"><text:p text:style-name="P3">Request Histor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4" draw:style-name="gr4" draw:text-style-name="P3" svg:width="0.7713in" svg:height="0.6043in" svg:x="-0.2098in" svg:y="2.1717in"><text:p text:style-name="P3">User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5" draw:name="Shape2" draw:style-name="gr5" draw:text-style-name="P3" svg:x1="0.4673in" svg:y1="2.6508in" svg:x2="2.4154in" svg:y2="5.3799in"><text:p/></draw:line><draw:line text:anchor-type="paragraph" draw:z-index="6" draw:name="Shape5" draw:style-name="gr5" draw:text-style-name="P3" svg:x1="2.3319in" svg:y1="3.7343in" svg:x2="0.561in" svg:y2="2.578in"><text:p/></draw:line><draw:custom-shape text:anchor-type="paragraph" draw:z-index="7" draw:name="Shape3" draw:style-name="gr3" draw:text-style-name="P3" svg:width="2.0524in" svg:height="0.8232in" svg:x="2.4154in" svg:y="0.8071in"><text:p text:style-name="P3">Pla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1" draw:style-name="gr1" draw:text-style-name="P2" svg:width="3.2606in" svg:height="1.9587in" svg:x="1.811in" svg:y="0.2134in"><text:p/><draw:enhanced-geometry svg:viewBox="0 0 21600 21600" draw:mirror-vertical="true" draw:type="rectangle" draw:enhanced-path="M 0 0 L 21600 0 21600 21600 0 21600 0 0 Z N"/></draw:custom-shape><draw:line text:anchor-type="paragraph" draw:z-index="8" draw:name="Shape5" draw:style-name="gr5" draw:text-style-name="P3" svg:x1="2.4154in" svg:y1="1.2028in" svg:x2="0.561in" svg:y2="2.578in"><text:p/></draw:line>For use cas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3:22:15.201219354</meta:creation-date>
    <dc:date>2017-06-19T13:39:26.919447119</dc:date>
    <meta:editing-duration>PT6M31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5.1.6.2$Linux_X86_64 LibreOffice_project/10m0$Build-2</meta:generator>
  </office:meta>
</office:document-meta>
</file>